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Popup</text:h>
      <text:p text:style-name="P14"><text:span text:style-name="Source_20_Text">Popup </text:span>is made by <text:a xlink:type="simple" xlink:href="#Parts: (3 x 3 grid)">3*3 grid</text:a> style.</text:p>
      <text:p text:style-name="Text_20_body"><text:s/><text:span text:style-name="T2">Note</text:span>:</text:p>
      <text:list text:style-name="L1">
        <text:list-item>
          <text:p text:style-name="P16"><text:a xlink:type="simple" xlink:href="http://zk1.svn.sourceforge.net/viewvc/zk1/branches/3.5/zul/src/archive/web/zul/css/cmps/popup.css.dsp?view=markup">The CSS source of Popup from SVN</text:a></text:p>
        </text:list-item>
      </text:list>
      <text:h text:style-name="Heading_20_3" text:outline-level="3">Mold: Default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5.45cm" svg:y="0.397cm" svg:width="5.424cm" svg:height="1.058cm" draw:z-index="0"><draw:image xlink:href="../images/popup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6.325cm" svg:height="4.489cm" draw:z-index="1"><draw:image xlink:href="../images/popup2.jpg" xlink:type="simple" xlink:show="embed" xlink:actuate="onLoad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popup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3"><text:tab/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7">.z-popup</text:p>
          </table:table-cell>
          <table:table-cell table:style-name="Table17.B2" office:value-type="string">
            <text:p text:style-name="P4">Font size</text:p>
          </table:table-cell>
          <table:table-cell table:style-name="Table17.C2" office:value-type="string">
            <text:p text:style-name="P15">position: absolute; top: 0; left: 0; visibility: hidden; z-index: 88000; border: 0 none; font-family: <text:span text:style-name="T1">${fontFamilyC}</text:span>;font-size: <text:span text:style-name="T1">${fontSizeM}</text:span>; font-weight: normal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3">.z-popup .z-popup-tm</text:span></text:span></text:p>
          </table:table-cell>
          <table:table-cell table:style-name="Table17.B2" office:value-type="string">
            <text:p text:style-name="P4">Background of top middle</text:p>
          </table:table-cell>
          <table:table-cell table:style-name="Table17.C2" office:value-type="string">
            <text:p text:style-name="P15">background: transparent url(<text:span text:style-name="T1">${c:encodeURL('~./zul/img/popup/</text:span><text:soft-page-break/><text:span text:style-name="T1">pp-tb.png')}</text:span>) repeat-x 0 0; overflow: hidden; zoom: 1; font-size: 0; line-height: 0; height: 8px;</text:p>
          </table:table-cell>
        </table:table-row>
        <table:table-row>
          <table:table-cell table:style-name="Table17.A2" office:value-type="string">
            <text:p text:style-name="P7">.z-popup .z-popup-tl</text:p>
          </table:table-cell>
          <table:table-cell table:style-name="Table17.B2" office:value-type="string">
            <text:p text:style-name="P4">Background of top left</text:p>
          </table:table-cell>
          <table:table-cell table:style-name="Table17.C2" office:value-type="string">
            <text:p text:style-name="P15">background: transparent url(<text:span text:style-name="T1">${c:encodeURL('~./zul/img/popup/pp-corners.png')}</text:span>) no-repeat 0 0; padding-left: 8px; overflow: hidden; zoom: 1;</text:p>
          </table:table-cell>
        </table:table-row>
        <table:table-row>
          <table:table-cell table:style-name="Table17.A2" office:value-type="string">
            <text:p text:style-name="P7">.z-popup .z-popup-tr</text:p>
          </table:table-cell>
          <table:table-cell table:style-name="Table17.B2" office:value-type="string">
            <text:p text:style-name="P4">Background of top right</text:p>
          </table:table-cell>
          <table:table-cell table:style-name="Table17.C2" office:value-type="string">
            <text:p text:style-name="P15">background:transparent url(<text:span text:style-name="T1">${c:encodeURL('~./zul/img/popup/pp-corners.png')}</text:span>) no-repeat right -8px; overflow: hidden; zoom: 1; padding-right: 8px;</text:p>
          </table:table-cell>
        </table:table-row>
        <table:table-row>
          <table:table-cell table:style-name="Table17.A2" office:value-type="string">
            <text:p text:style-name="P7">.z-popup .z-popup-cm</text:p>
          </table:table-cell>
          <table:table-cell table:style-name="Table17.B2" office:value-type="string">
            <text:p text:style-name="P4">Background of center middle</text:p>
          </table:table-cell>
          <table:table-cell table:style-name="Table17.C2" office:value-type="string">
            <text:p text:style-name="P15">background: #E5F3FB url(<text:span text:style-name="T1">${c:encodeURL('~./zul/img/popup/pp-tb.png')}</text:span>) repeat-x 0 -16px; padding:4px 10px; overflow: hidden; zoom: 1;</text:p>
          </table:table-cell>
        </table:table-row>
        <table:table-row>
          <table:table-cell table:style-name="Table17.A2" office:value-type="string">
            <text:p text:style-name="P7">.z-popup .z-popup-cl</text:p>
          </table:table-cell>
          <table:table-cell table:style-name="Table17.B2" office:value-type="string">
            <text:p text:style-name="P4">Background of center left</text:p>
          </table:table-cell>
          <table:table-cell table:style-name="Table17.C2" office:value-type="string">
            <text:p text:style-name="P15">background: transparent url(<text:span text:style-name="T1">${c:encodeURL('~./zul/img/popup/pp-l.png')}</text:span>) repeat-y 0; padding-left: 4px; overflow: hidden; zoom: 1;</text:p>
          </table:table-cell>
        </table:table-row>
        <table:table-row>
          <table:table-cell table:style-name="Table17.A2" office:value-type="string">
            <text:p text:style-name="P7">.z-popup .z-popup-cr</text:p>
          </table:table-cell>
          <table:table-cell table:style-name="Table17.B2" office:value-type="string">
            <text:p text:style-name="P4">Background of center right</text:p>
          </table:table-cell>
          <table:table-cell table:style-name="Table17.C2" office:value-type="string">
            <text:p text:style-name="P15">background: transparent url(<text:span text:style-name="T1">${c:encodeURL('~./zul/img/popup/pp-r.png')}</text:span>) repeat-y right; padding-right: 4px; overflow: hidden; zoom: 1;</text:p>
          </table:table-cell>
        </table:table-row>
        <table:table-row>
          <table:table-cell table:style-name="Table17.A2" office:value-type="string">
            <text:p text:style-name="P7">.z-popup .z-popup-bm</text:p>
          </table:table-cell>
          <table:table-cell table:style-name="Table17.B2" office:value-type="string">
            <text:p text:style-name="P4">Background of bottom middle</text:p>
          </table:table-cell>
          <table:table-cell table:style-name="Table17.C2" office:value-type="string">
            <text:p text:style-name="P15">background: transparent url(<text:span text:style-name="T1">${c:encodeURL('~./zul/img/popup/pp-tb.png')}</text:span>) repeat-x 0 -8px; height: 8px; overflow: hidden; zoom: 1;</text:p>
          </table:table-cell>
        </table:table-row>
        <table:table-row>
          <table:table-cell table:style-name="Table17.A2" office:value-type="string">
            <text:p text:style-name="P7">.z-popup .z-popup-bl</text:p>
          </table:table-cell>
          <table:table-cell table:style-name="Table17.B2" office:value-type="string">
            <text:p text:style-name="P4">Background of bottom left</text:p>
          </table:table-cell>
          <table:table-cell table:style-name="Table17.C2" office:value-type="string">
            <text:p text:style-name="P15">background: transparent url(<text:span text:style-name="T1">${c:encodeURL('~./zul/img/popup/pp-corners.png')}</text:span>) no-repeat 0 -16px; zoom: 1; padding-left: 8px;</text:p>
          </table:table-cell>
        </table:table-row>
        <table:table-row>
          <table:table-cell table:style-name="Table17.A2" office:value-type="string">
            <text:p text:style-name="P7">.z-popup .z-popup-br</text:p>
          </table:table-cell>
          <table:table-cell table:style-name="Table17.B2" office:value-type="string">
            <text:p text:style-name="P4">Background of bottom right</text:p>
          </table:table-cell>
          <table:table-cell table:style-name="Table17.C2" office:value-type="string">
            <text:p text:style-name="P15">background: transparent url(<text:span text:style-name="T1">${c:encodeURL('~./zul/img/popup/pp-corners.png')}</text:span>) no-repeat right -24px; zoom:1; padding-right: 8px;</text:p>
          </table:table-cell>
        </table:table-row>
        <table:table-row>
          <table:table-cell table:style-name="Table17.A2" office:value-type="string">
            <text:p text:style-name="P7">.z-popup .z-popup-cnt</text:p>
          </table:table-cell>
          <table:table-cell table:style-name="Table17.B2" office:value-type="string">
            <text:p text:style-name="P4">Color</text:p>
          </table:table-cell>
          <table:table-cell table:style-name="Table17.C2" office:value-type="string">
            <text:p text:style-name="P15">margin: 0 !important; line-height: 14px; color: #444; padding: 0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1T14:19:45</dc:date>
    <meta:editing-cycles>26</meta:editing-cycles>
    <meta:editing-duration>PT4H40M47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57" meta:word-count="359" meta:character-count="2170"/>
  </office:meta>
</office:document-meta>
</file>